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text-properties fo:font-weight="bold" officeooo:rsid="00072eb1" officeooo:paragraph-rsid="00072eb1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72eb1" officeooo:paragraph-rsid="00072eb1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9" style:family="paragraph" style:parent-style-name="Table_20_Contents">
      <style:text-properties fo:font-weight="normal" officeooo:rsid="00072eb1" officeooo:paragraph-rsid="00072eb1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11" style:family="paragraph" style:parent-style-name="Table_20_Contents" style:list-style-name="L4">
      <style:paragraph-properties fo:text-align="start" style:justify-single-word="false"/>
      <style:text-properties fo:font-weight="bold" officeooo:rsid="0007808a" officeooo:paragraph-rsid="0007808a" style:font-weight-asian="bold" style:font-weight-complex="bold"/>
    </style:style>
    <style:style style:name="P12" style:family="paragraph" style:parent-style-name="Table_20_Contents">
      <style:text-properties fo:font-weight="bold" officeooo:rsid="00072eb1" officeooo:paragraph-rsid="0007808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05eca1" officeooo:paragraph-rsid="00072eb1"/>
    </style:style>
    <style:style style:name="P14" style:family="paragraph" style:parent-style-name="Table_20_Contents" style:list-style-name="L3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5" style:family="paragraph" style:parent-style-name="Table_20_Contents" style:list-style-name="L5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6" style:family="paragraph" style:parent-style-name="Table_20_Contents" style:list-style-name="L5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17" style:family="paragraph" style:parent-style-name="Table_20_Contents" style:list-style-name="L6">
      <style:paragraph-properties fo:text-align="start" style:justify-single-word="false"/>
      <style:text-properties fo:font-weight="normal" officeooo:rsid="00072eb1" officeooo:paragraph-rsid="00072eb1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19" style:family="paragraph" style:parent-style-name="Table_20_Contents" style:list-style-name="L7">
      <style:text-properties fo:font-weight="normal" officeooo:rsid="00072eb1" officeooo:paragraph-rsid="00072eb1" style:font-weight-asian="normal" style:font-weight-complex="normal"/>
    </style:style>
    <style:style style:name="P20" style:family="paragraph" style:parent-style-name="Table_20_Contents" style:list-style-name="L8">
      <style:text-properties fo:font-weight="normal" officeooo:rsid="00072eb1" officeooo:paragraph-rsid="00072eb1" style:font-weight-asian="normal" style:font-weight-complex="normal"/>
    </style:style>
    <style:style style:name="P21" style:family="paragraph" style:parent-style-name="Table_20_Contents" style:list-style-name="L8">
      <style:text-properties fo:font-weight="normal" officeooo:rsid="00072eb1" officeooo:paragraph-rsid="0007808a" style:font-weight-asian="normal" style:font-weight-complex="normal"/>
    </style:style>
    <style:style style:name="P22" style:family="paragraph" style:parent-style-name="Table_20_Contents" style:list-style-name="L9">
      <style:text-properties fo:font-weight="normal" officeooo:rsid="00072eb1" officeooo:paragraph-rsid="00072eb1" style:font-weight-asian="normal" style:font-weight-complex="normal"/>
    </style:style>
    <style:style style:name="P23" style:family="paragraph" style:parent-style-name="Table_20_Contents">
      <style:text-properties fo:font-weight="normal" officeooo:rsid="00072eb1" officeooo:paragraph-rsid="00072eb1" style:font-weight-asian="normal" style:font-weight-complex="normal"/>
    </style:style>
    <style:style style:name="P24" style:family="paragraph" style:parent-style-name="Table_20_Contents">
      <style:text-properties fo:font-weight="normal" officeooo:rsid="00072eb1" officeooo:paragraph-rsid="0007808a" style:font-weight-asian="normal" style:font-weight-complex="normal"/>
    </style:style>
    <style:style style:name="P25" style:family="paragraph" style:parent-style-name="Table_20_Contents" style:list-style-name="L3">
      <style:paragraph-properties fo:text-align="start" style:justify-single-word="false"/>
      <style:text-properties fo:font-weight="normal" officeooo:rsid="0007808a" officeooo:paragraph-rsid="0007808a" style:font-weight-asian="normal" style:font-weight-complex="normal"/>
    </style:style>
    <style:style style:name="P26" style:family="paragraph" style:parent-style-name="Table_20_Contents" style:list-style-name="L7">
      <style:text-properties fo:font-weight="normal" officeooo:rsid="0007808a" officeooo:paragraph-rsid="0007808a" style:font-weight-asian="normal" style:font-weight-complex="normal"/>
    </style:style>
    <style:style style:name="P27" style:family="paragraph" style:parent-style-name="Table_20_Contents">
      <style:text-properties fo:font-weight="normal" officeooo:rsid="0007808a" officeooo:paragraph-rsid="0007808a" style:font-weight-asian="normal" style:font-weight-complex="normal"/>
    </style:style>
    <style:style style:name="P28" style:family="paragraph" style:parent-style-name="Table_20_Contents" style:list-style-name="L3">
      <style:paragraph-properties fo:text-align="start" style:justify-single-word="false"/>
      <style:text-properties officeooo:rsid="0007808a" officeooo:paragraph-rsid="0007808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2eb1" style:font-weight-asian="normal" style:font-weight-complex="normal"/>
    </style:style>
    <style:style style:name="T3" style:family="text">
      <style:text-properties officeooo:rsid="00072eb1"/>
    </style:style>
    <style:style style:name="T4" style:family="text">
      <style:text-properties officeooo:rsid="000780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1<text:span text:style-name="T4">9</text:span>-08-2015 </text:p>
            <text:p text:style-name="P10"><text:s text:c="2"/></text:p>
            <text:p text:style-name="P10">Yesterday <text:span text:style-name="T4">Timing ( 9:15 – 7:30)</text:span></text:p>
          </table:table-cell>
          <table:table-cell table:style-name="Table1.C1" office:value-type="string">
            <text:p text:style-name="P10"><text:span text:style-name="T4">20</text:span>-08-2015 <text:s text:c="5"/></text:p>
            <text:p text:style-name="P10"/>
            <text:p text:style-name="P10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6"/>
            <text:p text:style-name="P13"/>
            <text:p text:style-name="P3">OOP Assignment :</text:p>
            <text:p text:style-name="P7"/>
            <text:list xml:id="list851587270004348023" text:style-name="L3">
              <text:list-item>
                <text:p text:style-name="P28"><text:span text:style-name="T2">M</text:span><text:span text:style-name="T1">odify Classes.</text:span></text:p>
              </text:list-item>
              <text:list-item>
                <text:p text:style-name="P25">Login Module</text:p>
              </text:list-item>
              <text:list-item>
                <text:p text:style-name="P25">Signin Module</text:p>
              </text:list-item>
              <text:list-item>
                <text:p text:style-name="P25">Show Personal Detail/ Profile of User</text:p>
              </text:list-item>
              <text:list-item>
                <text:p text:style-name="P25">Add a new Tweet</text:p>
              </text:list-item>
              <text:list-item>
                <text:p text:style-name="P25">Show all Tweets</text:p>
              </text:list-item>
              <text:list-item>
                <text:p text:style-name="P25">Show User's Tweets</text:p>
                <text:p text:style-name="P14"/>
              </text:list-item>
            </text:list>
            <text:list xml:id="list2833781445770428006" text:style-name="L4">
              <text:list-item>
                <text:p text:style-name="P11">(almost Complete Assignment )</text:p>
              </text:list-item>
              <text:list-item>
                <text:p text:style-name="P11"/>
              </text:list-item>
            </text:list>
            <text:p text:style-name="P12">GitHub :</text:p>
            <text:p text:style-name="P24"/>
            <text:list xml:id="list6004594529673221084" text:style-name="L8">
              <text:list-item>
                <text:p text:style-name="P21">Revised GitHub.</text:p>
              </text:list-item>
            </text:list>
            <text:p text:style-name="P18"/>
          </table:table-cell>
          <table:table-cell table:style-name="Table1.C2" office:value-type="string">
            <text:p text:style-name="Table_20_Contents"/>
            <text:p text:style-name="P4">OOP Assignment :</text:p>
            <text:p text:style-name="P4"/>
            <text:list xml:id="list9154881595756340101" text:style-name="L7">
              <text:list-item>
                <text:p text:style-name="P26">Give Final touch</text:p>
                <text:p text:style-name="P26"/>
              </text:list-item>
            </text:list>
            <text:p text:style-name="P9"/>
            <text:p text:style-name="P4">Reports: </text:p>
            <text:p text:style-name="P9"/>
            <text:list xml:id="list7000019296705058877" text:style-name="L9">
              <text:list-item>
                <text:p text:style-name="P22">Submit Reports.</text:p>
              </text:list-item>
            </text:list>
            <text:p text:style-name="P9"/>
            <text:p text:style-name="P27">Assign new task. :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0T15:56:13.805457874</dc:date>
    <meta:editing-duration>PT11M9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1" meta:paragraph-count="26" meta:word-count="71" meta:character-count="364" meta:non-whitespace-character-count="318"/>
  </office:meta>
</office:document-meta>
</file>